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3.8681in"/>
    </style:style>
    <style:style style:name="co9" style:family="table-column">
      <style:table-column-properties fo:break-before="auto" style:column-width="0.8638in"/>
    </style:style>
    <style:style style:name="ro1" style:family="table-row">
      <style:table-row-properties style:row-height="0.179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 style:data-style-name="N10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95 W Oakland Av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530 S 500 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33 Canyon Rd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380 W 288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060 Lester St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1330 21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Address is unknown until 10:20 am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600 E 9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5" calcext:value-type="float">
            <text:p>8410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2600 Taylorsville Blvd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8" calcext:value-type="float">
            <text:p>84118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3575 W Valley Central Station bus Loop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2010 W 5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4300 S 1300 E</text:p>
          </table:table-cell>
          <table:table-cell table:style-name="ce2" office:value-type="string" calcext:value-type="string">
            <text:p>Millcreek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Must be delivered with 15, 19</text:p>
          </table:table-cell>
          <table:table-cell table:number-columns-repeated="1016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Must be delivered with 13, 19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3148 S 11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1488 48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23" calcext:value-type="float">
            <text:p>8412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177 W Price Av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359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Must be delivered with 13, 15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359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6351 S 900 E</text:p>
          </table:table-cell>
          <table:table-cell table:style-name="ce2" office:value-type="string" calcext:value-type="string">
            <text:p>Murr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21" calcext:value-type="float">
            <text:p>8412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5100 S 27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8" calcext:value-type="float">
            <text:p>84118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5025 State St</text:p>
          </table:table-cell>
          <table:table-cell table:style-name="ce2" office:value-type="string" calcext:value-type="string">
            <text:p>Murr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7" calcext:value-type="float">
            <text:p>84107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5383 S 900 E #104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5383 S 900 E #104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1060 Dalton Ave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283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1330 21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3365 S 9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3365 S 9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2530 S 500 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1060 Dalton Ave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8" calcext:value-type="float">
            <text:p>8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2300 Parkway Blvd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2010 W 5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380 W 288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122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05:02:48.142138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Coleman</meta:initial-creator>
    <meta:print-date>2018-04-18T15:44:52</meta:print-date>
    <meta:creation-date>2017-01-31T17:09:07</meta:creation-date>
    <dc:date>2021-02-12T17:13:30.466222866</dc:date>
    <meta:generator>LibreOffice/6.4.6.2$Linux_X86_64 LibreOffice_project/40$Build-2</meta:generator>
    <meta:editing-duration>P1DT12H19M57S</meta:editing-duration>
    <meta:editing-cycles>2</meta:editing-cycles>
    <meta:document-statistic meta:table-count="1" meta:cell-count="292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Security" meta:value-type="float">0</meta:user-defined>
    <meta:user-defined meta:name="DocumentSetDescription" meta:value-type="string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